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808080" draw:marker-start-width="0.321cm" draw:marker-end-width="0.321cm" draw:stroke-linejoin="round" svg:stroke-linecap="round" draw:fill-color="#ffff99" draw:textarea-horizontal-align="justify" draw:textarea-vertical-align="middle" draw:auto-grow-height="false" fo:min-height="0cm" fo:min-width="0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svg:stroke-width="0.081cm" svg:stroke-color="#808080" draw:marker-start-width="0.321cm" draw:marker-end-width="0.321cm" draw:stroke-linejoin="round" svg:stroke-linecap="round" draw:fill-color="#66ccff" draw:textarea-horizontal-align="justify" draw:textarea-vertical-align="middle" draw:auto-grow-height="false" fo:min-height="0cm" fo:min-width="0cm" fo:padding-top="0.165cm" fo:padding-bottom="0.165cm" fo:padding-left="0.29cm" fo:padding-right="0.29cm"/>
      <style:paragraph-properties style:writing-mode="lr-tb"/>
    </style:style>
    <style:style style:name="gr3" style:family="graphic" style:parent-style-name="standard">
      <style:graphic-properties svg:stroke-width="0.081cm" svg:stroke-color="#808080" draw:marker-start-width="0.321cm" draw:marker-end-width="0.321cm" draw:stroke-linejoin="round" svg:stroke-linecap="round" draw:fill-color="#ff9900" draw:textarea-horizontal-align="justify" draw:textarea-vertical-align="middle" draw:auto-grow-height="false" fo:min-height="0cm" fo:min-width="0cm" fo:padding-top="0.165cm" fo:padding-bottom="0.165cm" fo:padding-left="0.29cm" fo:padding-right="0.29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width="0.081cm" svg:stroke-color="#808080" draw:marker-start-width="0.321cm" draw:marker-end-width="0.321cm" draw:stroke-linejoin="round" svg:stroke-linecap="round" draw:fill-color="#ff9999" draw:textarea-horizontal-align="justify" draw:textarea-vertical-align="middle" draw:auto-grow-height="false" fo:min-height="0cm" fo:min-width="0cm" fo:padding-top="0.165cm" fo:padding-bottom="0.165cm" fo:padding-left="0.29cm" fo:padding-right="0.2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5cm" fo:min-width="1.59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5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86cm" fo:min-width="0cm"/>
      <style:paragraph-properties style:writing-mode="lr-tb"/>
    </style:style>
    <style:style style:name="gr9" style:family="graphic" style:parent-style-name="standard">
      <style:graphic-properties draw:textarea-vertical-align="middl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831cm"/>
      <style:paragraph-properties style:writing-mode="lr-tb"/>
    </style:style>
    <style:style style:name="gr13" style:family="graphic" style:parent-style-name="standard">
      <style:graphic-properties draw:fill-color="#66ff99" draw:textarea-vertical-align="middle"/>
      <style:paragraph-properties style:writing-mode="lr-tb"/>
    </style:style>
    <style:style style:name="gr14" style:family="graphic" style:parent-style-name="objectwithoutfill">
      <style:graphic-properties svg:stroke-color="#ff4000" draw:marker-end="Arrow" draw:marker-end-width="0.3cm" draw:fill="none" draw:textarea-vertical-align="middle"/>
    </style:style>
    <style:style style:name="gr15" style:family="graphic" style:parent-style-name="objectwithoutfill">
      <style:graphic-properties svg:stroke-color="#ff6600" draw:marker-end="Arrow" draw:marker-end-width="0.3cm" draw:fill="none" draw:textarea-vertical-align="middle"/>
    </style:style>
    <style:style style:name="gr16" style:family="graphic" style:parent-style-name="objectwithoutfill">
      <style:graphic-properties draw:stroke="solid" svg:stroke-width="0.106cm" svg:stroke-color="#66ff99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7" style:family="graphic" style:parent-style-name="objectwithoutfill">
      <style:graphic-properties svg:stroke-width="0.106cm" svg:stroke-color="#66ff99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5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114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11cm"/>
      <style:paragraph-properties style:writing-mode="lr-tb"/>
    </style:style>
    <style:style style:name="gr21" style:family="graphic" style:parent-style-name="objectwithoutfill">
      <style:graphic-properties svg:stroke-color="#ff4000" draw:marker-end="Arrowheads_20_1" draw:marker-end-width="0.3cm" draw:fill="none" draw:textarea-vertical-align="middle"/>
    </style:style>
    <style:style style:name="gr22" style:family="graphic" style:parent-style-name="standard">
      <style:graphic-properties draw:stroke="dash" draw:stroke-dash="Long_20_Dash" svg:stroke-width="0.106cm" svg:stroke-color="#ffff00" draw:marker-start-width="0.359cm" draw:marker-end-width="0.359cm" draw:fill-color="#800080" draw:textarea-horizontal-align="justify" draw:textarea-vertical-align="middle" draw:auto-grow-height="false" fo:min-height="1.211cm" fo:min-width="1.024cm" fo:padding-top="0.178cm" fo:padding-bottom="0.178cm" fo:padding-left="0.303cm" fo:padding-right="0.303cm"/>
      <style:paragraph-properties style:writing-mode="lr-tb"/>
    </style:style>
    <style:style style:name="gr23" style:family="graphic" style:parent-style-name="objectwithoutfill">
      <style:graphic-properties svg:stroke-width="0.106cm" svg:stroke-color="#01ff6e" draw:marker-start-width="0.359cm" draw:marker-end="Arrowheads_20_2" draw:marker-end-width="0.459cm" draw:fill="none" draw:textarea-vertical-align="middle" fo:padding-top="0.178cm" fo:padding-bottom="0.178cm" fo:padding-left="0.303cm" fo:padding-right="0.303cm"/>
    </style:style>
    <style:style style:name="gr24" style:family="graphic" style:parent-style-name="standard">
      <style:graphic-properties svg:stroke-width="0.081cm" svg:stroke-color="#808080" draw:marker-start-width="0.321cm" draw:marker-end-width="0.321cm" draw:stroke-linejoin="round" svg:stroke-linecap="round" draw:fill-color="#ffcc99" draw:textarea-horizontal-align="justify" draw:textarea-vertical-align="middle" draw:auto-grow-height="false" fo:min-height="0.686cm" fo:min-width="1.452cm" fo:padding-top="0.165cm" fo:padding-bottom="0.165cm" fo:padding-left="0.29cm" fo:padding-right="0.29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131cm" fo:min-width="0cm"/>
    </style:style>
    <style:style style:name="gr26" style:family="graphic" style:parent-style-name="objectwithoutfill">
      <style:graphic-properties draw:marker-end="Arrowheads_20_3" draw:marker-end-width="0.3cm" draw:fill="none" draw:textarea-vertical-align="middle"/>
    </style:style>
    <style:style style:name="gr27" style:family="graphic" style:parent-style-name="objectwithoutfill">
      <style:graphic-properties draw:marker-end="Arrowheads_20_4" draw:marker-end-width="0.3cm" draw:fill="none" draw:textarea-vertical-align="middle"/>
    </style:style>
    <style:style style:name="gr28" style:family="graphic" style:parent-style-name="standard">
      <style:graphic-properties draw:textarea-vertical-align="middle"/>
    </style:style>
    <style:style style:name="gr29" style:family="graphic" style:parent-style-name="standard">
      <style:graphic-properties svg:stroke-color="#999999" draw:fill-color="#ccffcc" draw:textarea-vertical-align="middle"/>
    </style:style>
    <style:style style:name="gr30" style:family="graphic" style:parent-style-name="standard">
      <style:graphic-properties draw:stroke="none" draw:fill="none" fo:min-height="0.713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3cm" fo:min-width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1cm" fo:min-width="0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3cm" fo:min-width="0.697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1.408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5cm" fo:min-width="1.402cm"/>
      <style:paragraph-properties style:writing-mode="lr-tb"/>
    </style:style>
    <style:style style:name="gr36" style:family="graphic" style:parent-style-name="standard">
      <style:graphic-properties draw:stroke="dash" draw:stroke-dash="Fine_20_Dashed" svg:stroke-width="0.053cm" svg:stroke-color="#000000" draw:marker-start-width="0.279cm" draw:marker-end-width="0.279cm" draw:fill="none" draw:fill-color="#ccffcc" draw:textarea-vertical-align="middle" fo:padding-top="0.151cm" fo:padding-bottom="0.151cm" fo:padding-left="0.276cm" fo:padding-right="0.276cm"/>
    </style:style>
    <style:style style:name="gr37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8" style:family="graphic" style:parent-style-name="standard">
      <style:graphic-properties draw:fill-color="#ccffcc" draw:textarea-vertical-align="middle"/>
      <style:paragraph-properties style:writing-mode="lr-tb"/>
    </style:style>
    <style:style style:name="gr39" style:family="graphic" style:parent-style-name="standard">
      <style:graphic-properties draw:stroke="dash" draw:stroke-dash="Fine_20_Dashed"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2.173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2.174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434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3cm" fo:min-width="5.52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99"/>
      <style:paragraph-properties fo:text-align="center"/>
    </style:style>
    <style:style style:name="P3" style:family="paragraph">
      <loext:graphic-properties draw:fill-color="#66ccff"/>
      <style:paragraph-properties fo:text-align="center"/>
    </style:style>
    <style:style style:name="P4" style:family="paragraph">
      <loext:graphic-properties draw:fill-color="#ff99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9999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-color="#66ff99"/>
      <style:paragraph-properties fo:text-align="center"/>
    </style:style>
    <style:style style:name="P10" style:family="paragraph">
      <style:text-properties fo:font-size="14pt"/>
    </style:style>
    <style:style style:name="P11" style:family="paragraph">
      <style:paragraph-properties fo:text-align="end"/>
      <style:text-properties fo:font-size="14pt"/>
    </style:style>
    <style:style style:name="P12" style:family="paragraph">
      <loext:graphic-properties draw:fill="none" draw:fill-color="#ffffff"/>
      <style:text-properties fo:font-size="14pt"/>
    </style:style>
    <style:style style:name="P13" style:family="paragraph">
      <loext:graphic-properties draw:fill-color="#800080"/>
      <style:paragraph-properties fo:text-align="center"/>
    </style:style>
    <style:style style:name="P14" style:family="paragraph">
      <loext:graphic-properties draw:fill-color="#ffcc99"/>
      <style:paragraph-properties fo:text-align="center"/>
    </style:style>
    <style:style style:name="P15" style:family="paragraph">
      <loext:graphic-properties draw:fill-color="#ccffcc"/>
      <style:paragraph-properties fo:text-align="center"/>
    </style:style>
    <style:style style:name="P16" style:family="paragraph">
      <loext:graphic-properties draw:fill="none"/>
      <style:paragraph-properties fo:text-align="center"/>
      <style:text-properties fo:font-size="18pt"/>
    </style:style>
    <style:style style:name="P17" style:family="paragraph">
      <loext:graphic-properties draw:fill-color="#ffff99"/>
      <style:paragraph-properties fo:text-align="center"/>
      <style:text-properties fo:font-size="15pt"/>
    </style:style>
    <style:style style:name="P18" style:family="paragraph">
      <loext:graphic-properties draw:fill="none" draw:fill-color="#ccffcc"/>
      <style:paragraph-properties fo:text-align="center"/>
    </style:style>
    <style:style style:name="P19" style:family="paragraph">
      <style:paragraph-properties fo:text-align="end"/>
    </style:style>
    <style:style style:name="P20" style:family="paragraph">
      <loext:graphic-properties draw:fill="none" draw:fill-color="#ffffff"/>
      <style:paragraph-properties fo:text-align="en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8pt"/>
    </style:style>
    <style:style style:name="T3" style:family="text">
      <style:text-properties fo:font-size="15pt"/>
    </style:style>
    <style:style style:name="T4" style:family="text">
      <style:text-properties style:text-position="-33% 58%"/>
    </style:style>
    <style:style style:name="T5" style:family="text">
      <style:text-properties style:text-position="-33% 58%"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position="-33% 58%" fo:font-weight="normal" style:font-weight-asian="normal" style:font-weight-complex="normal"/>
    </style:style>
    <style:style style:name="T8" style:family="text">
      <style:text-properties style:text-position="0% 100%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4.705cm" svg:height="4.705cm" svg:x="34.014cm" svg:y="23.6cm">
          <draw:glue-point draw:id="8" svg:x="-4.998cm" svg:y="-2.569cm"/>
          <draw:glue-point draw:id="9" svg:x="-4.998cm" svg:y="2.289cm"/>
          <text:p text:style-name="P1">Matrix Multiplier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xml:id="id3" draw:id="id3" draw:layer="layout" svg:width="3.81cm" svg:height="9.271cm" svg:x="2.143cm" svg:y="4.609cm">
          <text:p text:style-name="P1">Instruction</text:p>
          <text:p text:style-name="P1">Memory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4" xml:id="id4" draw:id="id4" draw:layer="layout" svg:width="3.81cm" svg:height="1.321cm" svg:x="2.187cm" svg:y="15.554cm">
          <text:p text:style-name="P1">Instruction</text:p>
          <text:p text:style-name="P1">Decoder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5" draw:layer="layout" svg:x1="16.379cm" svg:y1="17.12cm" svg:x2="13.319cm" svg:y2="20.178cm" draw:start-shape="id1" draw:start-glue-point="8" draw:end-shape="id2" draw:end-glue-point="5" svg:d="M16379 17120v1556h-3060v1502" svg:viewBox="0 0 3061 3059">
          <text:p/>
        </draw:connector>
        <draw:connector draw:style-name="gr4" draw:text-style-name="P5" draw:layer="layout" svg:x1="4.048cm" svg:y1="13.88cm" svg:x2="4.092cm" svg:y2="15.554cm" draw:start-shape="id3" draw:start-glue-point="6" draw:end-shape="id4" draw:end-glue-point="4" svg:d="M4048 13880v837h44v837" svg:viewBox="0 0 45 1675">
          <text:p/>
        </draw:connector>
        <draw:custom-shape draw:style-name="gr5" draw:text-style-name="P6" xml:id="id1" draw:id="id1" draw:layer="layout" svg:width="8.896cm" svg:height="12.071cm" svg:x="14.456cm" svg:y="5.064cm">
          <draw:glue-point draw:id="8" svg:x="-2.839cm" svg:y="4.988cm"/>
          <draw:glue-point draw:id="9" svg:x="2.558cm" svg:y="4.988cm"/>
          <draw:glue-point draw:id="10" svg:x="-4.998cm" svg:y="-1.489cm"/>
          <draw:glue-point draw:id="11" svg:x="-4.998cm" svg:y="-2.839cm"/>
          <draw:glue-point draw:id="12" svg:x="-4.998cm" svg:y="-4.189cm"/>
          <text:p text:style-name="P1">Register </text:p>
          <text:p text:style-name="P1">File A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6" draw:text-style-name="P7" xml:id="id20" draw:id="id20" draw:layer="layout" svg:width="2.094cm" svg:height="1.185cm" svg:x="15.097cm" svg:y="16.077cm">
          <draw:text-box>
            <text:p>Out A</text:p>
          </draw:text-box>
        </draw:frame>
        <draw:frame draw:style-name="gr7" draw:text-style-name="P7" draw:layer="layout" svg:width="6.096cm" svg:height="1.185cm" svg:x="17.51cm" svg:y="15.992cm">
          <draw:text-box>
            <text:p>Out B1, B2, B3, B4</text:p>
          </draw:text-box>
        </draw:frame>
        <draw:frame draw:style-name="gr8" draw:text-style-name="P8" xml:id="id9" draw:id="id9" draw:layer="layout" svg:width="1.905cm" svg:height="4.136cm" svg:x="14.589cm" svg:y="5.887cm">
          <draw:text-box>
            <text:p><text:span text:style-name="T1">rf_am</text:span></text:p>
            <text:p><text:span text:style-name="T1">AA</text:span><text:span text:style-name="T1"><text:line-break/></text:span><text:span text:style-name="T1">B1A</text:span><text:span text:style-name="T1"><text:line-break/></text:span><text:span text:style-name="T1">B2A</text:span><text:span text:style-name="T1"><text:line-break/></text:span><text:span text:style-name="T1">B3A</text:span><text:span text:style-name="T1"><text:line-break/></text:span><text:span text:style-name="T1">B4A</text:span></text:p>
          </draw:text-box>
        </draw:frame>
        <draw:connector draw:style-name="gr4" draw:text-style-name="P5" draw:layer="layout" svg:x1="21.179cm" svg:y1="17.12cm" svg:x2="18.399cm" svg:y2="23.988cm" draw:start-shape="id1" draw:start-glue-point="9" draw:end-shape="id5" draw:end-glue-point="5" svg:d="M21179 17120v3461h-2780v3407" svg:viewBox="0 0 2781 6869">
          <text:p/>
        </draw:connector>
        <draw:connector draw:style-name="gr4" draw:text-style-name="P5" draw:layer="layout" draw:line-skew="1.491cm -1.022cm" svg:x1="38.719cm" svg:y1="25.953cm" svg:x2="29.703cm" svg:y2="3.795cm" draw:start-shape="id6" draw:start-glue-point="7" draw:end-shape="id7" draw:end-glue-point="8" svg:d="M38719 25953h2032v-23683h-11048v1525" svg:viewBox="0 0 11049 23684">
          <text:p/>
        </draw:connector>
        <draw:rect draw:style-name="gr9" draw:text-style-name="P1" xml:id="id8" draw:id="id8" draw:layer="layout" svg:width="6.731cm" svg:height="4.445cm" svg:x="29.956cm" svg:y="14.589cm">
          <draw:glue-point draw:id="4" svg:x="-4.999cm" svg:y="1.858cm"/>
          <draw:glue-point draw:id="5" svg:x="-4.999cm" svg:y="-2.713cm"/>
          <text:p text:style-name="P1">Matrix Adder</text:p>
        </draw:rect>
        <draw:connector draw:style-name="gr4" draw:text-style-name="P5" draw:layer="layout" draw:line-skew="1.404cm -0.514cm" svg:x1="36.687cm" svg:y1="16.811cm" svg:x2="31.86cm" svg:y2="3.795cm" draw:start-shape="id8" draw:start-glue-point="1" draw:end-shape="id7" draw:end-glue-point="9" svg:d="M36687 16811h1905v-14033h-6732v1017" svg:viewBox="0 0 6733 14034">
          <text:p/>
        </draw:connector>
        <draw:custom-shape draw:style-name="gr10" draw:text-style-name="P1" xml:id="id7" draw:id="id7" draw:layer="layout" svg:width="4.318cm" svg:height="1.397cm" svg:x="28.686cm" svg:y="3.794cm">
          <draw:glue-point draw:id="8" svg:x="-2.647cm" svg:y="-4.996cm"/>
          <draw:glue-point draw:id="9" svg:x="2.352cm" svg:y="-4.996cm"/>
          <text:p text:style-name="P1">MUXD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4" draw:text-style-name="P5" draw:layer="layout" draw:line-skew="0.642cm 1.778cm" svg:x1="12.31cm" svg:y1="21.567cm" svg:x2="29.957cm" svg:y2="15.606cm" draw:start-shape="id2" draw:start-glue-point="9" draw:end-shape="id8" draw:end-glue-point="5" svg:d="M12310 21567v1150h12185v-7111h5462" svg:viewBox="0 0 17648 7112">
          <text:p/>
        </draw:connector>
        <draw:connector draw:style-name="gr4" draw:text-style-name="P5" draw:layer="layout" draw:line-skew="0.642cm 0.444cm" svg:x1="17.39cm" svg:y1="25.377cm" svg:x2="29.957cm" svg:y2="17.636cm" draw:start-shape="id5" draw:start-glue-point="9" draw:end-shape="id8" draw:end-glue-point="4" svg:d="M17390 25377v1150h8311v-8891h4256" svg:viewBox="0 0 12568 8892">
          <text:p/>
        </draw:connector>
        <draw:connector draw:style-name="gr4" draw:text-style-name="P5" draw:layer="layout" svg:x1="19.535cm" svg:y1="25.377cm" svg:x2="34.015cm" svg:y2="24.744cm" draw:start-shape="id5" draw:start-glue-point="8" draw:end-shape="id6" draw:end-glue-point="8" svg:d="M19535 25377v508h7731v-1141h6749" svg:viewBox="0 0 14481 1142">
          <text:p/>
        </draw:connector>
        <draw:connector draw:style-name="gr4" draw:text-style-name="P5" draw:layer="layout" svg:x1="14.455cm" svg:y1="21.567cm" svg:x2="34.015cm" svg:y2="27.028cm" draw:start-shape="id2" draw:start-glue-point="8" draw:end-shape="id6" draw:end-glue-point="9" svg:d="M14455 21567v5461h19560" svg:viewBox="0 0 19561 5462">
          <text:p/>
        </draw:connector>
        <draw:connector draw:style-name="gr4" draw:text-style-name="P5" draw:layer="layout" svg:x1="30.845cm" svg:y1="5.191cm" svg:x2="18.904cm" svg:y2="5.064cm" draw:start-shape="id7" draw:start-glue-point="5" draw:end-shape="id1" draw:end-glue-point="4" svg:d="M30845 5191v501h-4805v-1170h-7136v542" svg:viewBox="0 0 11942 1171">
          <text:p/>
        </draw:connector>
        <draw:g xml:id="id11" draw:id="id11">
          <draw:custom-shape draw:style-name="gr11" draw:text-style-name="P1" xml:id="id2" draw:id="id2" draw:layer="layout" svg:width="4.318cm" svg:height="1.397cm" draw:transform="rotate (-3.14159265358979) translate (15.478cm 21.574cm)">
            <draw:glue-point draw:id="8" svg:x="2.633cm" svg:y="4.96cm"/>
            <draw:glue-point draw:id="9" svg:x="-2.339cm" svg:y="4.96cm"/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2" draw:text-style-name="P7" draw:layer="layout" svg:width="2.335cm" svg:height="0.963cm" svg:x="12.149cm" svg:y="20.431cm">
            <draw:text-box>
              <text:p>ADMX</text:p>
            </draw:text-box>
          </draw:frame>
        </draw:g>
        <draw:g xml:id="id12" draw:id="id12">
          <draw:custom-shape draw:style-name="gr11" draw:text-style-name="P1" xml:id="id5" draw:id="id5" draw:layer="layout" svg:width="4.318cm" svg:height="1.397cm" draw:transform="rotate (-3.14159265358979) translate (20.558cm 25.384cm)">
            <draw:glue-point draw:id="8" svg:x="2.633cm" svg:y="4.96cm"/>
            <draw:glue-point draw:id="9" svg:x="-2.339cm" svg:y="4.96cm"/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2" draw:text-style-name="P7" draw:layer="layout" svg:width="2.335cm" svg:height="0.963cm" svg:x="17.211cm" svg:y="24.241cm">
            <draw:text-box>
              <text:p>BDMX</text:p>
            </draw:text-box>
          </draw:frame>
        </draw:g>
        <draw:rect draw:style-name="gr13" draw:text-style-name="P9" xml:id="id10" draw:id="id10" draw:layer="layout" svg:width="1.524cm" svg:height="1.524cm" svg:x="6.334cm" svg:y="19.161cm">
          <text:p text:style-name="P1">IR1</text:p>
        </draw:rect>
        <draw:rect draw:style-name="gr13" draw:text-style-name="P9" xml:id="id13" draw:id="id13" draw:layer="layout" svg:width="1.524cm" svg:height="1.524cm" svg:x="26.654cm" svg:y="21.447cm">
          <text:p text:style-name="P1">IR2</text:p>
        </draw:rect>
        <draw:rect draw:style-name="gr13" draw:text-style-name="P9" xml:id="id16" draw:id="id16" draw:layer="layout" svg:width="1.524cm" svg:height="1.524cm" svg:x="27.543cm" svg:y="6.969cm">
          <text:p text:style-name="P1">IR4</text:p>
        </draw:rect>
        <draw:rect draw:style-name="gr13" draw:text-style-name="P9" xml:id="id15" draw:id="id15" draw:layer="layout" svg:width="1.524cm" svg:height="1.524cm" svg:x="33.131cm" svg:y="5.699cm">
          <text:p text:style-name="P1">IR3</text:p>
        </draw:rect>
        <draw:connector draw:style-name="gr14" draw:text-style-name="P5" draw:layer="layout" svg:x1="5.997cm" svg:y1="16.215cm" svg:x2="14.589cm" svg:y2="7.955cm" draw:start-shape="id4" draw:start-glue-point="7" draw:end-shape="id9" draw:end-glue-point="3" svg:d="M5997 16215h4317v-8260h4275" svg:viewBox="0 0 8593 8261">
          <text:p/>
        </draw:connector>
        <draw:connector draw:style-name="gr15" draw:text-style-name="P5" draw:layer="layout" svg:x1="4.092cm" svg:y1="16.875cm" svg:x2="6.334cm" svg:y2="19.923cm" draw:start-shape="id4" draw:start-glue-point="6" draw:end-shape="id10" draw:end-glue-point="3" svg:d="M4092 16875v3048h2242" svg:viewBox="0 0 2243 3049">
          <text:p/>
        </draw:connector>
        <draw:connector draw:style-name="gr16" draw:text-style-name="P5" draw:layer="layout" svg:x1="7.858cm" svg:y1="19.923cm" svg:x2="11.16cm" svg:y2="20.875cm" draw:start-shape="id10" draw:start-glue-point="1" draw:end-shape="id11" draw:end-glue-point="3" svg:d="M7858 19923h1651v952h1651" svg:viewBox="0 0 3303 953">
          <text:p/>
        </draw:connector>
        <draw:connector draw:style-name="gr16" draw:text-style-name="P5" draw:layer="layout" draw:line-skew="-2.603cm" svg:x1="7.858cm" svg:y1="19.923cm" svg:x2="16.24cm" svg:y2="24.685cm" draw:start-shape="id10" draw:end-shape="id12" svg:d="M7858 19923h1588v4762h6794" svg:viewBox="0 0 8383 4763">
          <text:p/>
        </draw:connector>
        <draw:connector draw:style-name="gr15" draw:text-style-name="P5" draw:layer="layout" svg:x1="7.096cm" svg:y1="20.685cm" svg:x2="26.654cm" svg:y2="22.209cm" draw:start-shape="id10" draw:start-glue-point="2" draw:end-shape="id13" draw:end-glue-point="3" svg:d="M7096 20685v1524h19558" svg:viewBox="0 0 19559 1525">
          <text:p/>
        </draw:connector>
        <draw:connector draw:style-name="gr17" draw:text-style-name="P5" draw:layer="layout" svg:x1="28.178cm" svg:y1="22.209cm" svg:x2="33.166cm" svg:y2="18.907cm" draw:start-shape="id13" draw:start-glue-point="1" draw:end-shape="id14" draw:end-glue-point="2" svg:d="M28178 22209h4988v-3302" svg:viewBox="0 0 4989 3303">
          <text:p/>
        </draw:connector>
        <draw:connector draw:style-name="gr17" draw:text-style-name="P5" draw:layer="layout" svg:x1="28.178cm" svg:y1="22.209cm" svg:x2="36.367cm" svg:y2="23.6cm" draw:start-shape="id13" draw:start-glue-point="1" draw:end-shape="id6" draw:end-glue-point="4" svg:d="M28178 22209h8189v1391" svg:viewBox="0 0 8190 1392">
          <text:p/>
        </draw:connector>
        <draw:connector draw:style-name="gr15" draw:text-style-name="P5" draw:layer="layout" draw:line-skew="-0.599cm" svg:x1="27.416cm" svg:y1="21.447cm" svg:x2="33.893cm" svg:y2="7.223cm" draw:start-shape="id13" draw:start-glue-point="0" draw:end-shape="id15" svg:d="M27416 21447v-7711h6477v-6513" svg:viewBox="0 0 6478 14225">
          <text:p/>
        </draw:connector>
        <draw:connector draw:style-name="gr17" draw:text-style-name="P5" draw:layer="layout" svg:x1="33.893cm" svg:y1="5.699cm" svg:x2="32.465cm" svg:y2="4.493cm" draw:start-shape="id15" draw:start-glue-point="0" draw:end-shape="id7" draw:end-glue-point="4" svg:d="M33893 5699v-1206h-1428" svg:viewBox="0 0 1429 1207">
          <text:p/>
        </draw:connector>
        <draw:connector draw:style-name="gr14" draw:text-style-name="P5" draw:layer="layout" svg:x1="33.131cm" svg:y1="6.461cm" svg:x2="29.067cm" svg:y2="7.731cm" draw:start-shape="id15" draw:start-glue-point="3" draw:end-shape="id16" draw:end-glue-point="1" svg:d="M33131 6461h-2032v1270h-2032" svg:viewBox="0 0 4065 1271">
          <text:p/>
        </draw:connector>
        <draw:connector draw:style-name="gr17" draw:text-style-name="P5" draw:layer="layout" svg:x1="27.543cm" svg:y1="7.731cm" svg:x2="23.351cm" svg:y2="6.849cm" draw:start-shape="id16" draw:start-glue-point="3" draw:end-shape="id17" draw:end-glue-point="5" svg:d="M27543 7731h-2096v-882h-2096" svg:viewBox="0 0 4193 883">
          <text:p/>
        </draw:connector>
        <draw:frame draw:style-name="gr18" draw:text-style-name="P12" xml:id="id17" draw:id="id17" draw:layer="layout" svg:width="1.899cm" svg:height="1.916cm" svg:x="21.453cm" svg:y="6.34cm">
          <draw:text-box>
            <text:p text:style-name="P10">rf_rw</text:p>
            <text:p text:style-name="P10"/>
            <text:p text:style-name="P11">DA</text:p>
          </draw:text-box>
          <draw:glue-point draw:id="4" svg:x="5.002cm" svg:y="2.268cm"/>
          <draw:glue-point draw:id="5" svg:x="5.002cm" svg:y="-2.348cm"/>
        </draw:frame>
        <draw:frame draw:style-name="gr19" draw:text-style-name="P7" draw:layer="layout" svg:width="2.614cm" svg:height="0.963cm" svg:x="35.089cm" svg:y="23.786cm">
          <draw:text-box>
            <text:p>mm_en</text:p>
          </draw:text-box>
        </draw:frame>
        <draw:frame draw:style-name="gr20" draw:text-style-name="P7" xml:id="id14" draw:id="id14" draw:layer="layout" svg:width="2.61cm" svg:height="0.963cm" svg:x="31.861cm" svg:y="17.944cm">
          <draw:text-box>
            <text:p>add_en</text:p>
          </draw:text-box>
        </draw:frame>
        <draw:connector draw:style-name="gr17" draw:text-style-name="P5" draw:layer="layout" draw:line-skew="0.191cm" svg:x1="27.543cm" svg:y1="7.731cm" svg:x2="23.351cm" svg:y2="7.732cm" draw:start-shape="id16" draw:start-glue-point="3" draw:end-shape="id17" draw:end-glue-point="4" svg:d="M27543 7731h-1905v1h-2287" svg:viewBox="0 0 4193 2">
          <text:p/>
        </draw:connector>
        <draw:rect draw:style-name="gr13" draw:text-style-name="P9" xml:id="id18" draw:id="id18" draw:layer="layout" svg:width="1.524cm" svg:height="1.524cm" svg:x="10.652cm" svg:y="1.889cm">
          <text:p text:style-name="P1">IR5</text:p>
        </draw:rect>
        <draw:connector draw:style-name="gr21" draw:text-style-name="P5" draw:layer="layout" svg:x1="28.305cm" svg:y1="6.969cm" svg:x2="12.176cm" svg:y2="2.651cm" draw:start-shape="id16" draw:start-glue-point="0" draw:end-shape="id18" draw:end-glue-point="1" svg:d="M28305 6969v-4318h-16129" svg:viewBox="0 0 16130 4319">
          <text:p/>
        </draw:connector>
        <draw:custom-shape draw:style-name="gr22" draw:text-style-name="P13" xml:id="id19" draw:id="id19" draw:layer="layout" svg:width="3.048cm" svg:height="2.921cm" svg:x="6.588cm" svg:y="2.651cm">
          <text:p text:style-name="P1">To T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3" draw:text-style-name="P5" draw:layer="layout" svg:x1="11.414cm" svg:y1="3.413cm" svg:x2="9.636cm" svg:y2="4.112cm" draw:start-shape="id18" draw:start-glue-point="2" draw:end-shape="id19" draw:end-glue-point="7" svg:d="M11414 3413v699h-1778" svg:viewBox="0 0 1779 700">
          <text:p/>
        </draw:connector>
        <draw:custom-shape draw:style-name="gr24" draw:text-style-name="P14" draw:layer="layout" svg:width="2.032cm" svg:height="1.016cm" svg:x="3.032cm" svg:y="5.464cm">
          <text:p text:style-name="P1">PC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5" draw:text-style-name="P1" xml:id="id21" draw:id="id21" draw:layer="layout" svg:width="0.889cm" svg:height="1.143cm" draw:transform="rotate (1.5707963267949) translate (9.636cm 7.09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6" draw:text-style-name="P5" draw:layer="layout" svg:x1="16.144cm" svg:y1="17.262cm" svg:x2="10.779cm" svg:y2="6.654cm" draw:start-shape="id20" draw:start-glue-point="2" draw:end-shape="id21" draw:end-glue-point="7" svg:d="M16144 17262v500h-3205v-11108h-2160" svg:viewBox="0 0 5366 11109">
          <text:p/>
        </draw:connector>
        <draw:connector draw:style-name="gr23" draw:text-style-name="P5" draw:layer="layout" svg:x1="11.441cm" svg:y1="3.502cm" svg:x2="10.208cm" svg:y2="6.431cm" draw:end-shape="id21" draw:end-glue-point="9" svg:d="M11441 3502v1102h-1233v1827" svg:viewBox="0 0 1234 2930">
          <text:p/>
        </draw:connector>
        <draw:connector draw:style-name="gr27" draw:text-style-name="P5" draw:layer="layout" svg:x1="9.636cm" svg:y1="6.654cm" svg:x2="8.112cm" svg:y2="5.572cm" draw:start-shape="id21" draw:start-glue-point="4" draw:end-shape="id19" draw:end-glue-point="6" svg:d="M9636 6654h-1524v-1082" svg:viewBox="0 0 1525 1083">
          <text:p/>
        </draw:connector>
      </draw:page>
      <draw:page draw:name="page2" draw:style-name="dp1" draw:master-page-name="Default">
        <draw:rect draw:style-name="gr28" draw:text-style-name="P1" draw:layer="layout" svg:width="13.335cm" svg:height="10.287cm" svg:x="13.065cm" svg:y="18.145cm">
          <text:p/>
        </draw:rect>
        <draw:rect draw:style-name="gr29" draw:text-style-name="P15" draw:layer="layout" svg:width="24.892cm" svg:height="14.224cm" svg:x="7.985cm" svg:y="2.524cm">
          <text:p/>
        </draw:rect>
        <draw:frame draw:style-name="gr30" draw:text-style-name="P16" draw:layer="layout" svg:width="10.287cm" svg:height="0.963cm" svg:x="15.735cm" svg:y="3.032cm">
          <draw:text-box>
            <text:p text:style-name="P1"><text:span text:style-name="T2">Row Multiplier</text:span></text:p>
          </draw:text-box>
        </draw:frame>
        <draw:custom-shape draw:style-name="gr1" draw:text-style-name="P17" xml:id="id22" draw:id="id22" draw:layer="layout" svg:width="3.509cm" svg:height="3.143cm" svg:x="12.176cm" svg:y="7.158cm">
          <draw:glue-point draw:id="8" svg:x="-3.55cm" svg:y="-5.1cm"/>
          <draw:glue-point draw:id="9" svg:x="2.601cm" svg:y="-5.1cm"/>
          <text:p text:style-name="P1"><text:span text:style-name="T3">4b</text:span></text:p>
          <text:p text:style-name="P1"><text:span text:style-name="T3">Multipli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7" xml:id="id24" draw:id="id24" draw:layer="layout" svg:width="3.509cm" svg:height="3.143cm" svg:x="16.773cm" svg:y="7.158cm">
          <draw:glue-point draw:id="8" svg:x="-2.536cm" svg:y="-5.1cm"/>
          <draw:glue-point draw:id="9" svg:x="2.892cm" svg:y="-5.1cm"/>
          <text:p text:style-name="P1"><text:span text:style-name="T3">4b</text:span></text:p>
          <text:p text:style-name="P1"><text:span text:style-name="T3">Multipli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7" xml:id="id25" draw:id="id25" draw:layer="layout" svg:width="3.509cm" svg:height="3.143cm" svg:x="21.625cm" svg:y="7.158cm">
          <draw:glue-point draw:id="8" svg:x="-3.334cm" svg:y="-5.1cm"/>
          <draw:glue-point draw:id="9" svg:x="2.818cm" svg:y="-5.1cm"/>
          <text:p text:style-name="P1"><text:span text:style-name="T3">4b</text:span></text:p>
          <text:p text:style-name="P1"><text:span text:style-name="T3">Multipli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7" xml:id="id26" draw:id="id26" draw:layer="layout" svg:width="3.509cm" svg:height="3.143cm" svg:x="26.476cm" svg:y="7.158cm">
          <draw:glue-point draw:id="8" svg:x="-3.043cm" svg:y="-5.1cm"/>
          <draw:glue-point draw:id="9" svg:x="3.109cm" svg:y="-5.1cm"/>
          <text:p text:style-name="P1"><text:span text:style-name="T3">4b</text:span></text:p>
          <text:p text:style-name="P1"><text:span text:style-name="T3">Multipli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rect draw:style-name="gr9" draw:text-style-name="P1" xml:id="id23" draw:id="id23" draw:layer="layout" svg:width="17.805cm" svg:height="1.397cm" svg:x="12.176cm" svg:y="11.825cm">
          <draw:glue-point draw:id="4" svg:x="-3.359cm" svg:y="-4.996cm"/>
          <draw:glue-point draw:id="5" svg:x="-2.146cm" svg:y="-4.996cm"/>
          <draw:glue-point draw:id="6" svg:x="1.99cm" svg:y="-4.996cm"/>
          <draw:glue-point draw:id="7" svg:x="3.203cm" svg:y="-4.996cm"/>
          <text:p text:style-name="P1">Huge Adder</text:p>
        </draw:rect>
        <draw:frame draw:style-name="gr31" draw:text-style-name="P7" draw:layer="layout" svg:width="3.505cm" svg:height="1.114cm" svg:x="12.176cm" svg:y="7.38cm">
          <draw:text-box>
            <text:p>X<text:span text:style-name="T4">1</text:span><text:tab/> <text:s text:c="4"/>Y<text:span text:style-name="T4">1</text:span></text:p>
          </draw:text-box>
        </draw:frame>
        <draw:frame draw:style-name="gr31" draw:text-style-name="P7" draw:layer="layout" svg:width="3.505cm" svg:height="1.114cm" svg:x="16.773cm" svg:y="7.381cm">
          <draw:text-box>
            <text:p>X<text:span text:style-name="T4">2</text:span><text:tab/> <text:s text:c="4"/>Y<text:span text:style-name="T4">2</text:span></text:p>
          </draw:text-box>
        </draw:frame>
        <draw:frame draw:style-name="gr32" draw:text-style-name="P7" draw:layer="layout" svg:width="3.505cm" svg:height="1.131cm" svg:x="21.625cm" svg:y="7.381cm">
          <draw:text-box>
            <text:p>X<text:span text:style-name="T5">3</text:span><text:tab/> <text:s text:c="4"/>Y<text:span text:style-name="T4">3</text:span></text:p>
          </draw:text-box>
        </draw:frame>
        <draw:frame draw:style-name="gr31" draw:text-style-name="P7" draw:layer="layout" svg:width="3.505cm" svg:height="1.114cm" svg:x="26.476cm" svg:y="7.381cm">
          <draw:text-box>
            <text:p>X<text:span text:style-name="T4">4</text:span><text:tab/> <text:s text:c="4"/>Y<text:span text:style-name="T4">4</text:span></text:p>
          </draw:text-box>
        </draw:frame>
        <draw:frame draw:style-name="gr31" draw:text-style-name="P7" draw:layer="layout" svg:width="3.556cm" svg:height="1.114cm" svg:x="14.503cm" svg:y="12.005cm">
          <draw:text-box>
            <text:p>Z<text:span text:style-name="T4">1</text:span><text:tab/> <text:s text:c="4"/>Z<text:span text:style-name="T4">2</text:span></text:p>
          </draw:text-box>
        </draw:frame>
        <draw:frame draw:style-name="gr31" draw:text-style-name="P7" draw:layer="layout" svg:width="3.556cm" svg:height="1.114cm" svg:x="24.003cm" svg:y="12.006cm">
          <draw:text-box>
            <text:p>Z<text:span text:style-name="T4">3</text:span><text:tab/> <text:s text:c="4"/>Z<text:span text:style-name="T4">4</text:span></text:p>
          </draw:text-box>
        </draw:frame>
        <draw:connector draw:style-name="gr4" draw:text-style-name="P5" draw:layer="layout" svg:x1="13.931cm" svg:y1="10.301cm" svg:x2="15.098cm" svg:y2="11.826cm" draw:start-shape="id22" draw:start-glue-point="6" draw:end-shape="id23" draw:end-glue-point="4" svg:d="M13931 10301v782h1167v743" svg:viewBox="0 0 1168 1526">
          <text:p/>
        </draw:connector>
        <draw:connector draw:style-name="gr4" draw:text-style-name="P5" draw:layer="layout" svg:x1="18.528cm" svg:y1="10.301cm" svg:x2="17.258cm" svg:y2="11.826cm" draw:start-shape="id24" draw:start-glue-point="6" draw:end-shape="id23" draw:end-glue-point="5" svg:d="M18528 10301v782h-1270v743" svg:viewBox="0 0 1271 1526">
          <text:p/>
        </draw:connector>
        <draw:connector draw:style-name="gr4" draw:text-style-name="P5" draw:layer="layout" svg:x1="23.38cm" svg:y1="10.301cm" svg:x2="24.621cm" svg:y2="11.826cm" draw:start-shape="id25" draw:start-glue-point="6" draw:end-shape="id23" draw:end-glue-point="6" svg:d="M23380 10301v782h1241v743" svg:viewBox="0 0 1242 1526">
          <text:p/>
        </draw:connector>
        <draw:connector draw:style-name="gr4" draw:text-style-name="P5" draw:layer="layout" svg:x1="28.231cm" svg:y1="10.301cm" svg:x2="26.78cm" svg:y2="11.826cm" draw:start-shape="id26" draw:start-glue-point="6" draw:end-shape="id23" draw:end-glue-point="7" svg:d="M28231 10301v782h-1451v743" svg:viewBox="0 0 1452 1526">
          <text:p/>
        </draw:connector>
        <draw:connector draw:style-name="gr4" draw:text-style-name="P5" draw:layer="layout" svg:x1="21.078cm" svg:y1="13.222cm" svg:x2="35.29cm" svg:y2="14.541cm" draw:start-shape="id23" draw:start-glue-point="2" draw:end-shape="id27" draw:end-glue-point="3" svg:d="M21078 13222v1319h14212" svg:viewBox="0 0 14213 1320">
          <text:p/>
        </draw:connector>
        <draw:frame draw:style-name="gr33" draw:text-style-name="P7" xml:id="id27" draw:id="id27" draw:layer="layout" svg:width="1.475cm" svg:height="1.114cm" svg:x="35.29cm" svg:y="13.984cm">
          <draw:text-box>
            <text:p>C<text:span text:style-name="T4">nm</text:span></text:p>
          </draw:text-box>
        </draw:frame>
        <draw:frame draw:style-name="gr34" draw:text-style-name="P7" xml:id="id28" draw:id="id28" draw:layer="layout" svg:width="2.352cm" svg:height="1.673cm" svg:x="4.048cm" svg:y="4.175cm">
          <draw:text-box>
            <text:p>Row X</text:p>
          </draw:text-box>
        </draw:frame>
        <draw:frame draw:style-name="gr35" draw:text-style-name="P7" xml:id="id29" draw:id="id29" draw:layer="layout" svg:width="2.344cm" svg:height="0.985cm" svg:x="4.048cm" svg:y="5.476cm">
          <draw:text-box>
            <text:p>Col Y</text:p>
          </draw:text-box>
        </draw:frame>
        <draw:connector draw:style-name="gr4" draw:text-style-name="P5" draw:layer="layout" svg:x1="6.4cm" svg:y1="5.011cm" svg:x2="12.685cm" svg:y2="7.158cm" draw:start-shape="id28" draw:start-glue-point="1" draw:end-shape="id22" draw:end-glue-point="8" svg:d="M6400 5011h6285v2147" svg:viewBox="0 0 6286 2148">
          <text:p/>
        </draw:connector>
        <draw:connector draw:style-name="gr4" draw:text-style-name="P5" draw:layer="layout" svg:x1="6.4cm" svg:y1="5.011cm" svg:x2="17.638cm" svg:y2="7.158cm" draw:start-shape="id28" draw:start-glue-point="1" draw:end-shape="id24" draw:end-glue-point="8" svg:d="M6400 5011h11238v2147" svg:viewBox="0 0 11239 2148">
          <text:p/>
        </draw:connector>
        <draw:connector draw:style-name="gr4" draw:text-style-name="P5" draw:layer="layout" svg:x1="6.4cm" svg:y1="5.011cm" svg:x2="22.21cm" svg:y2="7.158cm" draw:start-shape="id28" draw:start-glue-point="1" draw:end-shape="id25" draw:end-glue-point="8" svg:d="M6400 5011h15810v2147" svg:viewBox="0 0 15811 2148">
          <text:p/>
        </draw:connector>
        <draw:connector draw:style-name="gr4" draw:text-style-name="P5" draw:layer="layout" svg:x1="6.4cm" svg:y1="5.011cm" svg:x2="27.163cm" svg:y2="7.158cm" draw:start-shape="id28" draw:start-glue-point="1" draw:end-shape="id26" draw:end-glue-point="8" svg:d="M6400 5011h20763v2147" svg:viewBox="0 0 20764 2148">
          <text:p/>
        </draw:connector>
        <draw:connector draw:style-name="gr4" draw:text-style-name="P5" draw:layer="layout" svg:x1="6.392cm" svg:y1="5.968cm" svg:x2="14.842cm" svg:y2="7.158cm" draw:start-shape="id29" draw:start-glue-point="1" draw:end-shape="id22" draw:end-glue-point="9" svg:d="M6392 5968h8450v1190" svg:viewBox="0 0 8451 1191">
          <text:p/>
        </draw:connector>
        <draw:connector draw:style-name="gr4" draw:text-style-name="P5" draw:layer="layout" svg:x1="6.392cm" svg:y1="5.968cm" svg:x2="19.541cm" svg:y2="7.158cm" draw:start-shape="id29" draw:start-glue-point="1" draw:end-shape="id24" draw:end-glue-point="9" svg:d="M6392 5968h13149v1190" svg:viewBox="0 0 13150 1191">
          <text:p/>
        </draw:connector>
        <draw:connector draw:style-name="gr4" draw:text-style-name="P5" draw:layer="layout" svg:x1="6.392cm" svg:y1="5.968cm" svg:x2="24.367cm" svg:y2="7.158cm" draw:start-shape="id29" draw:start-glue-point="1" draw:end-shape="id25" draw:end-glue-point="9" svg:d="M6392 5968h17975v1190" svg:viewBox="0 0 17976 1191">
          <text:p/>
        </draw:connector>
        <draw:connector draw:style-name="gr4" draw:text-style-name="P5" draw:layer="layout" svg:x1="6.392cm" svg:y1="5.968cm" svg:x2="29.32cm" svg:y2="7.158cm" draw:start-shape="id29" draw:start-glue-point="1" draw:end-shape="id26" draw:end-glue-point="9" svg:d="M6392 5968h22928v1190" svg:viewBox="0 0 22929 1191">
          <text:p/>
        </draw:connector>
        <draw:rect draw:style-name="gr36" draw:text-style-name="P18" xml:id="id31" draw:id="id31" draw:layer="layout" svg:width="25.654cm" svg:height="14.986cm" svg:x="7.604cm" svg:y="2.143cm">
          <draw:glue-point draw:id="4" svg:x="5cm" svg:y="5cm"/>
          <draw:glue-point draw:id="5" svg:x="-5cm" svg:y="5.018cm"/>
          <text:p/>
        </draw:rect>
        <draw:connector draw:style-name="gr37" draw:text-style-name="P5" draw:layer="layout" draw:type="line" svg:x1="25.51cm" svg:y1="18.704cm" svg:x2="33.258cm" svg:y2="17.129cm" draw:start-shape="id30" draw:start-glue-point="5" draw:end-shape="id31" draw:end-glue-point="4" svg:d="M25510 18704l7748-1575" svg:viewBox="0 0 7749 1576">
          <text:p/>
        </draw:connector>
        <draw:connector draw:style-name="gr37" draw:text-style-name="P5" draw:layer="layout" draw:type="line" svg:x1="13.955cm" svg:y1="18.704cm" svg:x2="7.604cm" svg:y2="17.129cm" draw:start-shape="id30" draw:start-glue-point="4" draw:end-shape="id31" draw:end-glue-point="5" svg:d="M13955 18704l-6351-1575" svg:viewBox="0 0 6352 1576">
          <text:p/>
        </draw:connector>
        <draw:g>
          <draw:rect draw:style-name="gr38" draw:text-style-name="P15" xml:id="id33" draw:id="id33" draw:layer="layout" svg:width="11.229cm" svg:height="1.56cm" svg:x="14.155cm" svg:y="18.958cm">
            <draw:glue-point draw:id="4" svg:x="-4.952cm" svg:y="-2.557cm"/>
            <draw:glue-point draw:id="5" svg:x="-4.952cm" svg:y="2.326cm"/>
            <text:p text:style-name="P1">Row Multiplier 1</text:p>
          </draw:rect>
          <draw:rect draw:style-name="gr38" draw:text-style-name="P15" xml:id="id35" draw:id="id35" draw:layer="layout" svg:width="11.229cm" svg:height="1.559cm" svg:x="14.155cm" svg:y="20.924cm">
            <draw:glue-point draw:id="4" svg:x="-4.952cm" svg:y="-2.944cm"/>
            <draw:glue-point draw:id="5" svg:x="-4.952cm" svg:y="1.943cm"/>
            <text:p text:style-name="P1">Row Multiplier 2</text:p>
          </draw:rect>
          <draw:rect draw:style-name="gr38" draw:text-style-name="P15" xml:id="id37" draw:id="id37" draw:layer="layout" svg:width="11.229cm" svg:height="1.559cm" svg:x="14.155cm" svg:y="22.888cm">
            <draw:glue-point draw:id="4" svg:x="-4.952cm" svg:y="-3.322cm"/>
            <draw:glue-point draw:id="5" svg:x="-4.952cm" svg:y="2.379cm"/>
            <text:p text:style-name="P1">Row Multiplier 3</text:p>
          </draw:rect>
          <draw:rect draw:style-name="gr38" draw:text-style-name="P15" xml:id="id39" draw:id="id39" draw:layer="layout" svg:width="11.229cm" svg:height="1.56cm" svg:x="14.155cm" svg:y="24.853cm">
            <draw:glue-point draw:id="4" svg:x="-4.952cm" svg:y="-2.897cm"/>
            <draw:glue-point draw:id="5" svg:x="-5cm" svg:y="2.801cm"/>
            <text:p text:style-name="P1">Row Multiplier 4</text:p>
          </draw:rect>
          <draw:rect draw:style-name="gr39" draw:text-style-name="P5" xml:id="id30" draw:id="id30" draw:layer="layout" svg:width="11.557cm" svg:height="2.032cm" svg:x="13.954cm" svg:y="18.704cm">
            <draw:glue-point draw:id="4" svg:x="-4.999cm" svg:y="-5cm"/>
            <draw:glue-point draw:id="5" svg:x="5cm" svg:y="-5cm"/>
            <text:p/>
          </draw:rect>
          <draw:frame draw:style-name="gr40" draw:text-style-name="P20" xml:id="id32" draw:id="id32" draw:layer="layout" svg:width="2.682cm" svg:height="1.675cm" svg:x="8.599cm" svg:y="18.923cm">
            <draw:text-box>
              <text:p text:style-name="P19">Row A<text:span text:style-name="T6">1</text:span><text:line-break/>Col B1</text:p>
            </draw:text-box>
            <draw:glue-point draw:id="4" svg:x="4.973cm" svg:y="-2.561cm"/>
            <draw:glue-point draw:id="5" svg:x="4.973cm" svg:y="1.988cm"/>
          </draw:frame>
          <draw:frame draw:style-name="gr41" draw:text-style-name="P20" xml:id="id34" draw:id="id34" draw:layer="layout" svg:width="2.682cm" svg:height="1.675cm" svg:x="8.599cm" svg:y="20.824cm">
            <draw:text-box>
              <text:p text:style-name="P19">Row A1<text:line-break/>Col B2</text:p>
            </draw:text-box>
            <draw:glue-point draw:id="4" svg:x="4.973cm" svg:y="-2.65cm"/>
            <draw:glue-point draw:id="5" svg:x="4.973cm" svg:y="1.898cm"/>
          </draw:frame>
          <draw:frame draw:style-name="gr41" draw:text-style-name="P20" xml:id="id36" draw:id="id36" draw:layer="layout" svg:width="2.682cm" svg:height="1.675cm" svg:x="8.599cm" svg:y="22.724cm">
            <draw:text-box>
              <text:p text:style-name="P19">Row A1<text:line-break/>Col B3</text:p>
            </draw:text-box>
            <draw:glue-point draw:id="4" svg:x="4.973cm" svg:y="-2.459cm"/>
            <draw:glue-point draw:id="5" svg:x="4.973cm" svg:y="2.847cm"/>
          </draw:frame>
          <draw:frame draw:style-name="gr41" draw:text-style-name="P20" xml:id="id38" draw:id="id38" draw:layer="layout" svg:width="2.682cm" svg:height="1.675cm" svg:x="8.599cm" svg:y="24.824cm">
            <draw:text-box>
              <text:p text:style-name="P19">Row A1<text:line-break/>Col B4</text:p>
            </draw:text-box>
            <draw:glue-point draw:id="4" svg:x="4.973cm" svg:y="-3.026cm"/>
            <draw:glue-point draw:id="5" svg:x="4.973cm" svg:y="2.28cm"/>
          </draw:frame>
          <draw:connector draw:style-name="gr4" draw:text-style-name="P5" draw:layer="layout" svg:x1="11.273cm" svg:y1="19.332cm" svg:x2="14.209cm" svg:y2="19.34cm" draw:start-shape="id32" draw:start-glue-point="4" draw:end-shape="id33" draw:end-glue-point="4" svg:d="M11273 19332h1445v8h1491" svg:viewBox="0 0 2937 9">
            <text:p/>
          </draw:connector>
          <draw:connector draw:style-name="gr4" draw:text-style-name="P5" draw:layer="layout" svg:x1="11.273cm" svg:y1="20.092cm" svg:x2="14.209cm" svg:y2="20.1cm" draw:start-shape="id32" draw:start-glue-point="5" draw:end-shape="id33" draw:end-glue-point="5" svg:d="M11273 20092h1445v8h1491" svg:viewBox="0 0 2937 9">
            <text:p/>
          </draw:connector>
          <draw:connector draw:style-name="gr4" draw:text-style-name="P5" draw:layer="layout" svg:x1="11.273cm" svg:y1="21.218cm" svg:x2="14.209cm" svg:y2="21.245cm" draw:start-shape="id34" draw:start-glue-point="4" draw:end-shape="id35" draw:end-glue-point="4" svg:d="M11273 21218h1445v27h1491" svg:viewBox="0 0 2937 28">
            <text:p/>
          </draw:connector>
          <draw:connector draw:style-name="gr4" draw:text-style-name="P5" draw:layer="layout" svg:x1="11.273cm" svg:y1="21.978cm" svg:x2="14.209cm" svg:y2="22.005cm" draw:start-shape="id34" draw:start-glue-point="5" draw:end-shape="id35" draw:end-glue-point="5" svg:d="M11273 21978h1445v27h1491" svg:viewBox="0 0 2937 28">
            <text:p/>
          </draw:connector>
          <draw:connector draw:style-name="gr4" draw:text-style-name="P5" draw:layer="layout" svg:x1="11.273cm" svg:y1="23.15cm" svg:x2="14.209cm" svg:y2="23.15cm" draw:start-shape="id36" draw:start-glue-point="4" draw:end-shape="id37" draw:end-glue-point="4" svg:d="M11273 23150h2936" svg:viewBox="0 0 2937 1">
            <text:p/>
          </draw:connector>
          <draw:connector draw:style-name="gr4" draw:text-style-name="P5" draw:layer="layout" svg:x1="11.273cm" svg:y1="24.037cm" svg:x2="14.209cm" svg:y2="24.037cm" draw:start-shape="id36" draw:start-glue-point="5" draw:end-shape="id37" draw:end-glue-point="5" svg:d="M11273 24037h2936" svg:viewBox="0 0 2937 1">
            <text:p/>
          </draw:connector>
          <draw:connector draw:style-name="gr4" draw:text-style-name="P5" draw:layer="layout" svg:x1="11.273cm" svg:y1="25.155cm" svg:x2="14.209cm" svg:y2="25.182cm" draw:start-shape="id38" draw:start-glue-point="4" draw:end-shape="id39" draw:end-glue-point="4" svg:d="M11273 25155h1445v27h1491" svg:viewBox="0 0 2937 28">
            <text:p/>
          </draw:connector>
          <draw:connector draw:style-name="gr4" draw:text-style-name="P5" draw:layer="layout" svg:x1="11.273cm" svg:y1="26.042cm" svg:x2="14.155cm" svg:y2="26.069cm" draw:start-shape="id38" draw:start-glue-point="5" draw:end-shape="id39" draw:end-glue-point="5" svg:d="M11273 26042h1445v27h1437" svg:viewBox="0 0 2883 28">
            <text:p/>
          </draw:connector>
        </draw:g>
        <draw:frame draw:style-name="gr42" draw:text-style-name="P7" xml:id="id40" draw:id="id40" draw:layer="layout" svg:width="7.366cm" svg:height="0.963cm" svg:x="33.512cm" svg:y="27.416cm">
          <draw:text-box>
            <text:p>| C11 | C12 | C13 | C14 |</text:p>
          </draw:text-box>
          <draw:glue-point draw:id="4" svg:x="-3.433cm" svg:y="-4.994cm"/>
          <draw:glue-point draw:id="5" svg:x="-1.172cm" svg:y="-4.994cm"/>
          <draw:glue-point draw:id="6" svg:x="1.436cm" svg:y="-4.994cm"/>
          <draw:glue-point draw:id="7" svg:x="3.524cm" svg:y="-4.994cm"/>
        </draw:frame>
        <draw:connector draw:style-name="gr4" draw:text-style-name="P5" draw:layer="layout" svg:x1="25.511cm" svg:y1="19.72cm" svg:x2="34.667cm" svg:y2="27.417cm" draw:start-shape="id30" draw:start-glue-point="1" draw:end-shape="id40" draw:end-glue-point="4" svg:d="M25511 19720h9156v7697" svg:viewBox="0 0 9157 7698">
          <text:p/>
        </draw:connector>
        <draw:connector draw:style-name="gr4" draw:text-style-name="P5" draw:layer="layout" svg:x1="25.384cm" svg:y1="21.703cm" svg:x2="36.332cm" svg:y2="27.417cm" draw:start-shape="id35" draw:start-glue-point="1" draw:end-shape="id40" draw:end-glue-point="5" svg:d="M25384 21703h10948v5714" svg:viewBox="0 0 10949 5715">
          <text:p/>
        </draw:connector>
        <draw:connector draw:style-name="gr4" draw:text-style-name="P5" draw:layer="layout" svg:x1="25.384cm" svg:y1="23.667cm" svg:x2="38.252cm" svg:y2="27.417cm" draw:start-shape="id37" draw:start-glue-point="1" draw:end-shape="id40" draw:end-glue-point="6" svg:d="M25384 23667h12868v3750" svg:viewBox="0 0 12869 3751">
          <text:p/>
        </draw:connector>
        <draw:connector draw:style-name="gr4" draw:text-style-name="P5" draw:layer="layout" svg:x1="25.384cm" svg:y1="25.633cm" svg:x2="39.79cm" svg:y2="27.417cm" draw:start-shape="id39" draw:start-glue-point="1" draw:end-shape="id40" draw:end-glue-point="7" svg:d="M25384 25633h14406v1784" svg:viewBox="0 0 14407 1785">
          <text:p/>
        </draw:connector>
        <draw:frame draw:style-name="gr43" draw:text-style-name="P7" draw:layer="layout" svg:width="4.939cm" svg:height="0.963cm" svg:x="17.221cm" svg:y="27.215cm">
          <draw:text-box>
            <text:p>Matrix Multiplier</text:p>
          </draw:text-box>
        </draw:frame>
      </draw:page>
      <draw:page draw:name="page3" draw:style-name="dp1" draw:master-page-name="Default">
        <draw:rect draw:style-name="gr29" draw:text-style-name="P15" draw:layer="layout" svg:width="24.892cm" svg:height="10.16cm" svg:x="7.858cm" svg:y="8.112cm">
          <text:p/>
        </draw:rect>
        <draw:frame draw:style-name="gr30" draw:text-style-name="P16" draw:layer="layout" svg:width="10.287cm" svg:height="0.963cm" svg:x="15.608cm" svg:y="8.62cm">
          <draw:text-box>
            <text:p text:style-name="P1"><text:span text:style-name="T2">Row Adder</text:span></text:p>
          </draw:text-box>
        </draw:frame>
        <draw:custom-shape draw:style-name="gr1" draw:text-style-name="P17" xml:id="id41" draw:id="id41" draw:layer="layout" svg:width="3.509cm" svg:height="3.143cm" svg:x="12.049cm" svg:y="12.746cm">
          <draw:glue-point draw:id="8" svg:x="-3.55cm" svg:y="-5.1cm"/>
          <draw:glue-point draw:id="9" svg:x="2.601cm" svg:y="-5.1cm"/>
          <text:p text:style-name="P1"><text:span text:style-name="T3">4b</text:span></text:p>
          <text:p text:style-name="P1"><text:span text:style-name="T3">Add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7" xml:id="id43" draw:id="id43" draw:layer="layout" svg:width="3.509cm" svg:height="3.143cm" svg:x="16.646cm" svg:y="12.746cm">
          <draw:glue-point draw:id="8" svg:x="-2.536cm" svg:y="-5.1cm"/>
          <draw:glue-point draw:id="9" svg:x="2.892cm" svg:y="-5.1cm"/>
          <text:p text:style-name="P1"><text:span text:style-name="T3">4b</text:span></text:p>
          <text:p text:style-name="P1"><text:span text:style-name="T3">Add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7" xml:id="id44" draw:id="id44" draw:layer="layout" svg:width="3.509cm" svg:height="3.143cm" svg:x="21.498cm" svg:y="12.746cm">
          <draw:glue-point draw:id="8" svg:x="-3.334cm" svg:y="-5.1cm"/>
          <draw:glue-point draw:id="9" svg:x="2.818cm" svg:y="-5.1cm"/>
          <text:p text:style-name="P1"><text:span text:style-name="T3">4b</text:span></text:p>
          <text:p text:style-name="P1"><text:span text:style-name="T3">Add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7" xml:id="id45" draw:id="id45" draw:layer="layout" svg:width="3.509cm" svg:height="3.143cm" svg:x="26.349cm" svg:y="12.746cm">
          <draw:glue-point draw:id="8" svg:x="-3.043cm" svg:y="-5.1cm"/>
          <draw:glue-point draw:id="9" svg:x="3.109cm" svg:y="-5.1cm"/>
          <text:p text:style-name="P1"><text:span text:style-name="T3">4b</text:span></text:p>
          <text:p text:style-name="P1"><text:span text:style-name="T3">Add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31" draw:text-style-name="P7" draw:layer="layout" svg:width="3.505cm" svg:height="1.114cm" svg:x="12.049cm" svg:y="12.968cm">
          <draw:text-box>
            <text:p>X<text:span text:style-name="T4">1</text:span><text:tab/> <text:s text:c="4"/>Y<text:span text:style-name="T4">1</text:span></text:p>
          </draw:text-box>
        </draw:frame>
        <draw:frame draw:style-name="gr31" draw:text-style-name="P7" draw:layer="layout" svg:width="3.505cm" svg:height="1.114cm" svg:x="16.646cm" svg:y="12.969cm">
          <draw:text-box>
            <text:p>X<text:span text:style-name="T4">2</text:span><text:tab/> <text:s text:c="4"/>Y<text:span text:style-name="T4">2</text:span></text:p>
          </draw:text-box>
        </draw:frame>
        <draw:frame draw:style-name="gr32" draw:text-style-name="P7" draw:layer="layout" svg:width="3.505cm" svg:height="1.131cm" svg:x="21.498cm" svg:y="12.969cm">
          <draw:text-box>
            <text:p>X<text:span text:style-name="T5">3</text:span><text:tab/> <text:s text:c="4"/>Y<text:span text:style-name="T4">3</text:span></text:p>
          </draw:text-box>
        </draw:frame>
        <draw:frame draw:style-name="gr31" draw:text-style-name="P7" draw:layer="layout" svg:width="3.505cm" svg:height="1.114cm" svg:x="26.349cm" svg:y="12.969cm">
          <draw:text-box>
            <text:p>X<text:span text:style-name="T4">4</text:span><text:tab/> <text:s text:c="4"/>Y<text:span text:style-name="T4">4</text:span></text:p>
          </draw:text-box>
        </draw:frame>
        <draw:connector draw:style-name="gr4" draw:text-style-name="P5" draw:layer="layout" svg:x1="13.804cm" svg:y1="15.889cm" svg:x2="18.639cm" svg:y2="20.051cm" draw:start-shape="id41" draw:start-glue-point="6" draw:end-shape="id42" draw:end-glue-point="4" svg:d="M13804 15889v2101h4835v2061" svg:viewBox="0 0 4836 4163">
          <text:p/>
        </draw:connector>
        <draw:connector draw:style-name="gr4" draw:text-style-name="P5" draw:layer="layout" draw:line-skew="-0.607cm" svg:x1="18.401cm" svg:y1="15.889cm" svg:x2="20.015cm" svg:y2="20.051cm" draw:start-shape="id43" draw:start-glue-point="6" draw:end-shape="id42" draw:end-glue-point="5" svg:d="M18401 15889v1494h1614v2668" svg:viewBox="0 0 1615 4163">
          <text:p/>
        </draw:connector>
        <draw:connector draw:style-name="gr4" draw:text-style-name="P5" draw:layer="layout" draw:line-skew="-0.607cm" svg:x1="23.253cm" svg:y1="15.889cm" svg:x2="21.389cm" svg:y2="20.051cm" draw:start-shape="id44" draw:start-glue-point="6" draw:end-shape="id42" draw:end-glue-point="6" svg:d="M23253 15889v1494h-1864v2668" svg:viewBox="0 0 1865 4163">
          <text:p/>
        </draw:connector>
        <draw:connector draw:style-name="gr4" draw:text-style-name="P5" draw:layer="layout" svg:x1="28.104cm" svg:y1="15.889cm" svg:x2="22.766cm" svg:y2="20.051cm" draw:start-shape="id45" draw:start-glue-point="6" draw:end-shape="id42" draw:end-glue-point="7" svg:d="M28104 15889v2101h-5338v2061" svg:viewBox="0 0 5339 4163">
          <text:p/>
        </draw:connector>
        <draw:frame draw:style-name="gr34" draw:text-style-name="P7" xml:id="id46" draw:id="id46" draw:layer="layout" svg:width="2.352cm" svg:height="1.673cm" svg:x="3.921cm" svg:y="9.763cm">
          <draw:text-box>
            <text:p>Row X</text:p>
          </draw:text-box>
        </draw:frame>
        <draw:frame draw:style-name="gr35" draw:text-style-name="P7" xml:id="id47" draw:id="id47" draw:layer="layout" svg:width="2.344cm" svg:height="0.985cm" svg:x="3.921cm" svg:y="11.064cm">
          <draw:text-box>
            <text:p>Col Y</text:p>
          </draw:text-box>
        </draw:frame>
        <draw:connector draw:style-name="gr4" draw:text-style-name="P5" draw:layer="layout" svg:x1="6.273cm" svg:y1="10.599cm" svg:x2="12.558cm" svg:y2="12.746cm" draw:start-shape="id46" draw:start-glue-point="1" draw:end-shape="id41" draw:end-glue-point="8" svg:d="M6273 10599h6285v2147" svg:viewBox="0 0 6286 2148">
          <text:p/>
        </draw:connector>
        <draw:connector draw:style-name="gr4" draw:text-style-name="P5" draw:layer="layout" svg:x1="6.273cm" svg:y1="10.599cm" svg:x2="17.511cm" svg:y2="12.746cm" draw:start-shape="id46" draw:start-glue-point="1" draw:end-shape="id43" draw:end-glue-point="8" svg:d="M6273 10599h11238v2147" svg:viewBox="0 0 11239 2148">
          <text:p/>
        </draw:connector>
        <draw:connector draw:style-name="gr4" draw:text-style-name="P5" draw:layer="layout" svg:x1="6.273cm" svg:y1="10.599cm" svg:x2="22.083cm" svg:y2="12.746cm" draw:start-shape="id46" draw:start-glue-point="1" draw:end-shape="id44" draw:end-glue-point="8" svg:d="M6273 10599h15810v2147" svg:viewBox="0 0 15811 2148">
          <text:p/>
        </draw:connector>
        <draw:connector draw:style-name="gr4" draw:text-style-name="P5" draw:layer="layout" svg:x1="6.273cm" svg:y1="10.599cm" svg:x2="27.036cm" svg:y2="12.746cm" draw:start-shape="id46" draw:start-glue-point="1" draw:end-shape="id45" draw:end-glue-point="8" svg:d="M6273 10599h20763v2147" svg:viewBox="0 0 20764 2148">
          <text:p/>
        </draw:connector>
        <draw:connector draw:style-name="gr4" draw:text-style-name="P5" draw:layer="layout" svg:x1="6.265cm" svg:y1="11.556cm" svg:x2="14.715cm" svg:y2="12.746cm" draw:start-shape="id47" draw:start-glue-point="1" draw:end-shape="id41" draw:end-glue-point="9" svg:d="M6265 11556h8450v1190" svg:viewBox="0 0 8451 1191">
          <text:p/>
        </draw:connector>
        <draw:connector draw:style-name="gr4" draw:text-style-name="P5" draw:layer="layout" svg:x1="6.265cm" svg:y1="11.556cm" svg:x2="19.414cm" svg:y2="12.746cm" draw:start-shape="id47" draw:start-glue-point="1" draw:end-shape="id43" draw:end-glue-point="9" svg:d="M6265 11556h13149v1190" svg:viewBox="0 0 13150 1191">
          <text:p/>
        </draw:connector>
        <draw:connector draw:style-name="gr4" draw:text-style-name="P5" draw:layer="layout" svg:x1="6.265cm" svg:y1="11.556cm" svg:x2="24.24cm" svg:y2="12.746cm" draw:start-shape="id47" draw:start-glue-point="1" draw:end-shape="id44" draw:end-glue-point="9" svg:d="M6265 11556h17975v1190" svg:viewBox="0 0 17976 1191">
          <text:p/>
        </draw:connector>
        <draw:connector draw:style-name="gr4" draw:text-style-name="P5" draw:layer="layout" svg:x1="6.265cm" svg:y1="11.556cm" svg:x2="29.193cm" svg:y2="12.746cm" draw:start-shape="id47" draw:start-glue-point="1" draw:end-shape="id45" draw:end-glue-point="9" svg:d="M6265 11556h22928v1190" svg:viewBox="0 0 22929 1191">
          <text:p/>
        </draw:connector>
        <draw:frame draw:style-name="gr44" draw:text-style-name="P7" xml:id="id42" draw:id="id42" draw:layer="layout" svg:width="6.067cm" svg:height="1.114cm" svg:x="17.637cm" svg:y="20.05cm">
          <draw:text-box>
            <text:p>| S<text:span text:style-name="T4">n1</text:span> | S<text:span text:style-name="T4">n2</text:span> | S<text:span text:style-name="T4">n3</text:span> | S<text:span text:style-name="T7">n4</text:span><text:span text:style-name="T8"> </text:span><text:span text:style-name="T8">|</text:span></text:p>
          </draw:text-box>
          <draw:glue-point draw:id="4" svg:x="-3.349cm" svg:y="-4.995cm"/>
          <draw:glue-point draw:id="5" svg:x="-1.081cm" svg:y="-4.995cm"/>
          <draw:glue-point draw:id="6" svg:x="1.186cm" svg:y="-4.995cm"/>
          <draw:glue-point draw:id="7" svg:x="3.455cm" svg:y="-4.995cm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Fine_20_Dashed" draw:display-name="Fine Dashed" draw:style="rect" draw:dots1="1" draw:dots1-length="197%" draw:distance="197%"/>
    <draw:stroke-dash draw:name="Long_20_Dash" draw:display-name="Long Dash" draw:style="rect" draw:dots1="1" draw:dots1-length="400%" draw:distance="30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Kyle Goodman</meta:initial-creator>
    <meta:creation-date>2021-04-15T10:50:47.25</meta:creation-date>
    <dc:date>2021-05-04T22:15:10.348763720</dc:date>
    <meta:editing-duration>PT12H22M59S</meta:editing-duration>
    <meta:editing-cycles>56</meta:editing-cycles>
    <meta:generator>LibreOffice/7.1.2.2$Linux_X86_64 LibreOffice_project/8a45595d069ef5570103caea1b71cc9d82b2aae4</meta:generator>
    <meta:document-statistic meta:object-count="135"/>
  </office:meta>
</office:document-meta>
</file>